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36-2014</text:p>
      <text:p text:style-name="P44"><text:span text:style-name="T5">Maturín, </text:span><text:span text:style-name="Fuente_20_de_20_párrafo_20_predeter."><text:span text:style-name="T3">29</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Julio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41-2014</text:span><text:span text:style-name="T14"> </text:span><text:span text:style-name="T8">DE FECHA 23-07-2014</text:span></text:p>
      <text:p text:style-name="P36"/>
      <text:p text:style-name="P29"><text:span text:style-name="T8">OBJETO: </text:span><text:span text:style-name="T9">CONTRATACIÓN PARA ADQUISICIÓN DE ARREGLOS FLORALES PARA ACTOS PROTOCOLARES Y FUNERARIOS</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FLORISTERIA NORMILA,C.A<text:line-break/>- Oferta "B": FLORISTERIA ROSGAR,C.A<text:line-break/>- Oferta "C": FLORISTERIA Y DETALLES DALESKA, 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B"</text:p>
          </table:table-cell>
          <table:table-cell table:style-name="Tabla4.A2" office:value-type="string">
            <text:p text:style-name="P39">40</text:p>
          </table:table-cell>
          <table:table-cell table:style-name="Tabla4.A2" office:value-type="string">
            <text:p text:style-name="P40">0</text:p>
          </table:table-cell>
          <table:table-cell table:style-name="Tabla4.A2" office:value-type="string">
            <text:p text:style-name="P39">10</text:p>
          </table:table-cell>
          <table:table-cell table:style-name="Tabla4.E2" office:value-type="string">
            <text:p text:style-name="P43"><text:span text:style-name="T12">50</text:span><text:span text:style-name="T12"/></text:p>
          </table:table-cell>
        </table:table-row>
        <table:table-row>
          <table:table-cell table:style-name="Tabla4.A2" office:value-type="string">
            <text:p text:style-name="P41">Oferta "C"</text:p>
          </table:table-cell>
          <table:table-cell table:style-name="Tabla4.A2" office:value-type="string">
            <text:p text:style-name="P39">40</text:p>
          </table:table-cell>
          <table:table-cell table:style-name="Tabla4.A2" office:value-type="string">
            <text:p text:style-name="P40">10</text:p>
          </table:table-cell>
          <table:table-cell table:style-name="Tabla4.A2" office:value-type="string">
            <text:p text:style-name="P39">10</text:p>
          </table:table-cell>
          <table:table-cell table:style-name="Tabla4.E2" office:value-type="string">
            <text:p text:style-name="P43"><text:span text:style-name="T12">6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FLORISTERIA NORMILA,C.A</text:span></text:p>
          </table:table-cell>
          <table:table-cell table:style-name="Tabla3.A3" office:value-type="string">
            <text:p text:style-name="P49">Oferta mas Economica<text:line-break/><text:line-break/>Monto oferta "A"</text:p>
          </table:table-cell>
          <table:table-cell table:style-name="Tabla3.A3" office:value-type="string">
            <text:p text:style-name="P49">17.920,0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B": FLORISTERIA ROSGAR,C.A</text:span></text:p>
          </table:table-cell>
          <table:table-cell table:style-name="Tabla3.A3" office:value-type="string">
            <text:p text:style-name="P49">Oferta mas Economica<text:line-break/><text:line-break/>Monto oferta "B"</text:p>
          </table:table-cell>
          <table:table-cell table:style-name="Tabla3.A3" office:value-type="string">
            <text:p text:style-name="P49">17.920,00<text:line-break/><text:line-break/><text:line-break/>25.312,00</text:p>
          </table:table-cell>
          <table:table-cell table:style-name="Tabla3.A3" office:value-type="string">
            <text:p text:style-name="P49">0,71</text:p>
          </table:table-cell>
          <table:table-cell table:style-name="Tabla3.A3" office:value-type="string">
            <text:p text:style-name="P50">40</text:p>
          </table:table-cell>
          <table:table-cell table:style-name="Tabla3.F3" office:value-type="string">
            <text:p text:style-name="P4">28,32</text:p>
          </table:table-cell>
        </table:table-row>
        <table:table-row>
          <table:table-cell table:style-name="Tabla3.A3" office:value-type="string">
            <text:p text:style-name="P5"><text:span text:style-name="T11"/><text:span text:style-name="T13">"C": FLORISTERIA Y DETALLES DALESKA, C.A</text:span></text:p>
          </table:table-cell>
          <table:table-cell table:style-name="Tabla3.A3" office:value-type="string">
            <text:p text:style-name="P49">Oferta mas Economica<text:line-break/><text:line-break/>Monto oferta "C"</text:p>
          </table:table-cell>
          <table:table-cell table:style-name="Tabla3.A3" office:value-type="string">
            <text:p text:style-name="P49">17.920,00<text:line-break/><text:line-break/><text:line-break/>17.920,00</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FLORISTERIA NORMILA,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B"</text:p>
          </table:table-cell>
          <table:table-cell table:style-name="Tabla1.A2" office:value-type="string">
            <text:p text:style-name="P42">FLORISTERIA ROSGAR,C.A</text:p>
          </table:table-cell>
          <table:table-cell table:style-name="Tabla1.A2" office:value-type="string">
            <text:p text:style-name="P42">50</text:p>
          </table:table-cell>
          <table:table-cell table:style-name="Tabla1.A2" office:value-type="string">
            <text:p text:style-name="P42">28,32</text:p>
          </table:table-cell>
          <table:table-cell table:style-name="Tabla1.A1" office:value-type="string">
            <text:p text:style-name="P3">78,32</text:p>
          </table:table-cell>
        </table:table-row>
        <table:table-row table:style-name="Tabla1.4">
          <table:table-cell table:style-name="Tabla1.A2" office:value-type="string">
            <text:p text:style-name="P2">"C"</text:p>
          </table:table-cell>
          <table:table-cell table:style-name="Tabla1.A2" office:value-type="string">
            <text:p text:style-name="P42">FLORISTERIA Y DETALLES DALESKA, C.A</text:p>
          </table:table-cell>
          <table:table-cell table:style-name="Tabla1.A2" office:value-type="string">
            <text:p text:style-name="P42">60</text:p>
          </table:table-cell>
          <table:table-cell table:style-name="Tabla1.A2" office:value-type="string">
            <text:p text:style-name="P42">40,00</text:p>
          </table:table-cell>
          <table:table-cell table:style-name="Tabla1.A1" office:value-type="string">
            <text:p text:style-name="P3">100,00</text:p>
          </table:table-cell>
        </table:table-row>
      </table:table>
      <text:p text:style-name="P35">* 0=No Presento</text:p>
      <text:p text:style-name="P12"/>
      <text:p text:style-name="P12"/>
      <text:p text:style-name="P12">CONCLUSIÓN:</text:p>
      <text:p text:style-name="P12"/>
      <text:p text:style-name="P14">La Dirección de Administración y Presupuesto (Unidad Contratante) invitó a participar a las empresas FLORISTERÍA Y DETALLES DALESKA, C.A., FLORÍSTERIA ROSGAR, C.A. Y FLORISTERIA NORMILA, C.A. para el procedimiento Nº CEM-PC-02-01-0041-2014, realizado bajo la modalidad de consulta de precio, para la Contratación para Adquisición de arreglos Florales para Actos Protocolares y Funerarios relacionados con este Órgano de Control Fiscal, quienes cuentan con experiencia en todo lo relacionado con el ramo, de las cuales sólo FLORISTERÍA Y DETALLES DALESKA, C.A. y FLORÍSTERIA ROSGAR, C.A presentaron ofertas, de igual manera se efectuó la revisión y análisis de la documentación contenida en el expediente administrativo, a la luz de la normativa legal vigente, esta Dirección concluye que en el caso bajo análisis, que de las empresas oferentes, FLORISTERÍA Y DETALLES DALESKA, C.A.  es quien cumple con las especificaciones técnicas establecidas en las invitaciones, ofertando todos los renglones requeridos a menor costo, ofreciendo además calidad de servicio, condiciones de pago y tiempo de respuesta inmediata.</text:p>
      <text:p text:style-name="P32"/>
      <text:p text:style-name="P27"/>
      <text:p text:style-name="P12">RECOMENDACIÓN:</text:p>
      <text:p text:style-name="P17">En atención al estudio y análisis realizado a las ofertas presentadas, y que existe disponibilidad presupuestaria y financiera, ésta Unidad Contratante determino que la empresa  FLORISTERÍA Y DETALLES DALESKA, C.A, califica como ganadora en el presente procedimiento de selección de contratistas, por ajustarse al requerimiento según las especificaciones preestablecidas, contando además con servicio en todo lo relacionado con el ramo de tipografía, impresiones digitales y sellos en genral, aspectos que nos permiten realizar la siguiente recomendación. Se recomienda de conformidad con lo previsto en el artículo 85 de la Ley de Contrataciones Públicas; publicada en Gaceta Oficial de la República Bolivariana de Venezuela Nº 39.503 de fecha 06/09/2010, otorgar la Adjudicación para el procedimiento Nº CEM-PC-02-01-0041-2014 realizado bajo la modalidad de Consulta de Precios, para la Contratación para Adquisición de arreglos Florales para Actos Protocolares y Funerarios relacionados con este Órgano de Control Fiscal,l a la empresa FLORISTERÍA Y DETALLES DALESKA, C.A. RIF J-40403620-2 por un monto de BOLÍVARES DIECISIETE MÍL NOVECIENTOS VEINTE CON CERO CÉNTIMOS (Bs. 17.920,00) incluye IVA para los siguientes renglones:<text:line-break/><text:line-break/>RENGLON	DESCRIPCIÓN	UNIDAD DE MEDIDA 	CANTIDAD<text:line-break/>1	Arreglo floral	Unidad 	Uno (01)<text:line-break/>2	Jardinera para Piso 	Unidad 	DOS (02)<text:line-break/>3	Corona floral tipo ?B?	Unidad 	Uno (01)<text:line-break/>4	Buquet o Ramillete tipo ?B?	Unidad 	DOS (02)<text:line-break/><text:line-break/><text:line-break/></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RENA CAROLINA SALAS VÁSQUEZ</text:p>
            <text:p text:style-name="P24">JEFE DE LA DIVISIÓN DE ADMINISTRACIóN Y TESORERIA</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